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AxisDispatcher.parseRequestURLForService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DEAxisDispatcher.findOperation( AxisService service , MessageContext messageCon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ODEAxisDispatcher.addElmtToOpMapping( String axisServiceName , String operationName , String elm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AxisDispatcher.findService( MessageContext message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DEAxisDispatcher.initDisp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